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fo:min-height="3.75cm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standard">
      <style:graphic-properties draw:stroke="none" svg:stroke-color="#000000" draw:fill="none" draw:fill-color="#ffffff" fo:min-height="0.7cm"/>
    </style:style>
    <style:style style:name="gr11" style:family="graphic" style:parent-style-name="standard">
      <style:graphic-properties draw:stroke="none" svg:stroke-color="#000000" draw:fill="none" draw:fill-color="#ffffff" fo:min-height="17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7pt" style:font-size-asian="17pt" style:font-size-complex="17pt"/>
    </style:style>
    <style:style style:name="P5" style:family="paragraph">
      <style:paragraph-properties fo:text-align="star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7pt" style:font-size-asian="17pt" style:font-size-complex="17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4cm" svg:height="3.3cm" svg:x="18.5cm" svg:y="1.3cm">
          <text:p text:style-name="P1">ServerWeb : ip/80<text:line-break/>newsock = accept() 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5cm" svg:height="5.2cm" svg:x="18.5cm" svg:y="5.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4cm" svg:height="1.35cm" svg:x="18.5cm" svg:y="5.95cm">
          <draw:text-box>
            <text:p text:style-name="P1"><text:span text:style-name="T1">ServiceThread(socket,controller)</text:span></text:p>
          </draw:text-box>
        </draw:frame>
        <draw:frame draw:style-name="gr4" draw:text-style-name="P3" draw:layer="layout" svg:width="8.4cm" svg:height="4cm" svg:x="18.5cm" svg:y="7.1cm">
          <draw:text-box>
            <text:list text:style-name="L1">
              <text:list-item>
                <text:p><text:span text:style-name="T2">Send_Page()</text:span></text:p>
              </text:list-item>
              <text:list-item>
                <text:p><text:span text:style-name="T2">Send_Cursor_Position()</text:span></text:p>
              </text:list-item>
              <text:list-item>
                <text:p><text:span text:style-name="T2">Send_Chat_From(cursor_position)</text:span></text:p>
              </text:list-item>
              <text:list-item>
                <text:p><text:span text:style-name="T2">Send_Participants_List()</text:span></text:p>
                <text:p><text:span text:style-name="T2"/></text:p>
              </text:list-item>
              <text:list-item>
                <text:p><text:span text:style-name="T2">Add_Participant(name)</text:span></text:p>
              </text:list-item>
              <text:list-item>
                <text:p><text:span text:style-name="T2">Add_Line_To_Chat(chatLine) ;</text:span></text:p>
              </text:list-item>
            </text:list>
          </draw:text-box>
        </draw:frame>
        <draw:custom-shape draw:style-name="gr5" draw:text-style-name="P1" draw:layer="layout" svg:width="9.7cm" svg:height="17.5cm" svg:x="2.1cm" svg:y="1.3cm">
          <text:p text:style-name="P1">Client</text:p>
          <text:p text:style-name="P1">GET/POST</text:p>
          <text:p text:style-name="P1"/>
          <text:p text:style-name="P1">Get /chat.html</text:p>
          <text:p text:style-name="P1"/>
          <text:p text:style-name="P1">Post /chat.html</text:p>
          <text:p text:style-name="P1">Data : participant_name</text:p>
          <text:p text:style-name="P1"/>
          <text:p text:style-name="P1">Get /chat.html?messag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8cm" svg:y1="4.1cm" svg:x2="18.4cm" svg:y2="3.8cm">
          <text:p/>
        </draw:line>
        <draw:line draw:style-name="gr6" draw:text-style-name="P1" draw:layer="layout" svg:x1="11.8cm" svg:y1="5.5cm" svg:x2="18.5cm" svg:y2="6cm">
          <text:p/>
        </draw:line>
        <draw:line draw:style-name="gr6" draw:text-style-name="P1" draw:layer="layout" svg:x1="18.8cm" svg:y1="7.2cm" svg:x2="11.8cm" svg:y2="7.4cm">
          <text:p/>
        </draw:line>
        <draw:frame draw:style-name="gr7" draw:layer="layout" svg:width="4.4cm" svg:height="1.45cm" svg:x="12.3cm" svg:y="6.35cm">
          <draw:text-box>
            <text:p>send_page()</text:p>
          </draw:text-box>
        </draw:frame>
        <draw:frame draw:style-name="gr8" draw:layer="layout" svg:width="4.6cm" svg:height="1.75cm" svg:x="11.9cm" svg:y="4.8cm">
          <draw:text-box>
            <text:p text:style-name="P1">Get /chat.html</text:p>
          </draw:text-box>
        </draw:frame>
        <draw:frame draw:style-name="gr3" draw:layer="layout" svg:width="2.8cm" svg:height="1.35cm" svg:x="13.4cm" svg:y="3.05cm">
          <draw:text-box>
            <text:p>connect</text:p>
          </draw:text-box>
        </draw:frame>
        <draw:line draw:style-name="gr6" draw:text-style-name="P1" draw:layer="layout" svg:x1="18.8cm" svg:y1="8.5cm" svg:x2="11.8cm" svg:y2="8.7cm">
          <text:p/>
        </draw:line>
        <draw:frame draw:style-name="gr9" draw:text-style-name="P1" draw:layer="layout" svg:width="4.4cm" svg:height="1.15cm" svg:x="12.3cm" svg:y="7.65cm">
          <draw:text-box>
            <text:p text:style-name="P1">close</text:p>
          </draw:text-box>
        </draw:frame>
        <draw:line draw:style-name="gr6" draw:text-style-name="P1" draw:layer="layout" svg:x1="11.8cm" svg:y1="11.4cm" svg:x2="18.4cm" svg:y2="11.1cm">
          <text:p/>
        </draw:line>
        <draw:frame draw:style-name="gr3" draw:layer="layout" svg:width="2.8cm" svg:height="1.35cm" svg:x="13.4cm" svg:y="10.35cm">
          <draw:text-box>
            <text:p>connect</text:p>
          </draw:text-box>
        </draw:frame>
        <draw:line draw:style-name="gr6" draw:text-style-name="P1" draw:layer="layout" svg:x1="18.4cm" svg:y1="11.1cm" svg:x2="18.4cm" svg:y2="13.1cm">
          <text:p/>
        </draw:line>
        <draw:frame draw:style-name="gr10" draw:layer="layout" svg:width="8.122cm" svg:height="0.962cm" svg:x="18.378cm" svg:y="11.238cm">
          <draw:text-box>
            <text:p>Connection starts a thread</text:p>
          </draw:text-box>
        </draw:frame>
        <draw:line draw:style-name="gr6" draw:text-style-name="P1" draw:layer="layout" svg:x1="18.4cm" svg:y1="3.894cm" svg:x2="18.4cm" svg:y2="5.9cm">
          <text:p/>
        </draw:line>
        <draw:frame draw:style-name="gr9" draw:layer="layout" svg:width="8cm" svg:height="1.15cm" svg:x="18.3cm" svg:y="4.7cm">
          <draw:text-box>
            <text:p>Connection starts a thread</text:p>
          </draw:text-box>
        </draw:frame>
        <draw:line draw:style-name="gr6" draw:text-style-name="P1" draw:layer="layout" svg:x1="11.8cm" svg:y1="12.7cm" svg:x2="18.3cm" svg:y2="13.2cm">
          <text:p/>
        </draw:line>
        <draw:line draw:style-name="gr6" draw:text-style-name="P1" draw:layer="layout" svg:x1="18.4cm" svg:y1="14.4cm" svg:x2="11.8cm" svg:y2="14.7cm">
          <text:p/>
        </draw:line>
        <draw:frame draw:style-name="gr7" draw:layer="layout" svg:width="4.9cm" svg:height="1.45cm" svg:x="12.3cm" svg:y="13.65cm">
          <draw:text-box>
            <text:p>cursor_position</text:p>
          </draw:text-box>
        </draw:frame>
        <draw:frame draw:style-name="gr8" draw:text-style-name="P4" draw:layer="layout" svg:width="7.6cm" svg:height="1.75cm" svg:x="11.3cm" svg:y="12.25cm">
          <draw:text-box>
            <text:p text:style-name="P1"><text:span text:style-name="T3">Post /chat.html</text:span><text:span text:style-name="T3"><text:line-break/></text:span><text:span text:style-name="T3">Data : participant_name</text:span></text:p>
          </draw:text-box>
        </draw:frame>
        <draw:line draw:style-name="gr6" draw:text-style-name="P1" draw:layer="layout" svg:x1="18.4cm" svg:y1="15.7cm" svg:x2="11.8cm" svg:y2="16cm">
          <text:p/>
        </draw:line>
        <draw:frame draw:style-name="gr9" draw:text-style-name="P1" draw:layer="layout" svg:width="4.4cm" svg:height="1.15cm" svg:x="12.3cm" svg:y="15.05cm">
          <draw:text-box>
            <text:p text:style-name="P1">close</text:p>
          </draw:text-box>
        </draw:frame>
        <draw:frame draw:style-name="gr11" draw:text-style-name="P1" draw:layer="layout" svg:width="9.9cm" svg:height="17.65cm" svg:x="2.1cm" svg:y="1.25cm">
          <draw:text-box>
            <text:p text:style-name="P1">Client</text:p>
            <text:p text:style-name="P1">GET/POST</text:p>
            <text:p text:style-name="P1"><text:span text:style-name="T4"/></text:p>
            <text:p text:style-name="P5"><text:span text:style-name="T4">Get,'/chat.html'</text:span></text:p>
            <text:p text:style-name="P5"><text:span text:style-name="T4">send(null)</text:span></text:p>
            <text:p text:style-name="P5"><text:span text:style-name="T4"/></text:p>
            <text:p text:style-name="P5"><text:span text:style-name="T4">Post,'/chat.html'</text:span></text:p>
            <text:p text:style-name="P5"><text:span text:style-name="T4">send(participant_name)</text:span></text:p>
            <text:p text:style-name="P5"><text:span text:style-name="T4"/></text:p>
            <text:p text:style-name="P5"><text:span text:style-name="T4">Get,'/chat.html'</text:span></text:p>
            <text:p text:style-name="P5"><text:span text:style-name="T4">send('chat_from(cursor)')</text:span></text:p>
            <text:p text:style-name="P5"><text:span text:style-name="T4">Cursor = answerFromServer ;</text:span></text:p>
            <text:p text:style-name="P5"><text:span text:style-name="T4"/></text:p>
            <text:p text:style-name="P5"><text:span text:style-name="T4">set_interval( function() {</text:span></text:p>
            <text:p text:style-name="P5"><text:span text:style-name="T4">Get,'/chat.java?'</text:span></text:p>
            <text:p text:style-name="P5"><text:span text:style-name="T4">Send('chat_from(cursor)')</text:span></text:p>
            <text:p text:style-name="P5"><text:span text:style-name="T4">ChatBody.textContent = </text:span></text:p>
            <text:p text:style-name="P5"><text:span text:style-name="T4"><text:tab/></text:span><text:span text:style-name="T4"><text:tab/></text:span><text:span text:style-name="T4">answerFromServer ;</text:span></text:p>
            <text:p text:style-name="P5"><text:span text:style-name="T4">Cursor = answerFromServer ;}, 500) ;</text:span></text:p>
            <text:p text:style-name="P5"><text:span text:style-name="T4"/></text:p>
            <text:p text:style-name="P5"><text:span text:style-name="T4">When (button.clicked) do</text:span></text:p>
            <text:p text:style-name="P5"><text:span text:style-name="T4"><text:tab/></text:span><text:span text:style-name="T4">Post,'/chat.java?'</text:span></text:p>
            <text:p text:style-name="P5"><text:span text:style-name="T4"><text:tab/></text:span><text:span text:style-name="T4">Send('chatLine='+</text:span></text:p>
            <text:p text:style-name="P5"><text:span text:style-name="T4"><text:tab/></text:span><text:span text:style-name="T4"><text:tab/></text:span><text:span text:style-name="T4"><text:tab/></text:span><text:span text:style-name="T4">message.textContent) ;</text:span></text:p>
            <text:p text:style-name="P5"><text:span text:style-name="T4"><text:tab/></text:span><text:span text:style-name="T4">ChatBody.textContent = </text:span></text:p>
            <text:p text:style-name="P5"><text:span text:style-name="T4"><text:tab/></text:span><text:span text:style-name="T4"><text:tab/></text:span><text:span text:style-name="T4">answerFromServer ;</text:span></text:p>
            <text:p text:style-name="P5"><text:span text:style-name="T4"><text:tab/></text:span><text:span text:style-name="T4">Cursor = answerFromServer ;</text:span></text:p>
            <text:p text:style-name="P5"><text:span text:style-name="T4">End 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riel mabille</meta:initial-creator>
    <meta:creation-date>2013-10-20T18:27:40</meta:creation-date>
    <dc:date>2013-10-22T16:59:59</dc:date>
    <dc:creator>gabriel mabille</dc:creator>
    <meta:editing-duration>PT42M15S</meta:editing-duration>
    <meta:editing-cycles>5</meta:editing-cycles>
    <meta:generator>LibreOffice/4.0.2.2$Linux_X86_64 LibreOffice_project/400m0$Build-2</meta:generator>
    <meta:document-statistic meta:object-count="26"/>
  </office:meta>
</office:document-meta>
</file>